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ab8" officeooo:paragraph-rsid="00014ab8"/>
    </style:style>
    <style:style style:name="P2" style:family="paragraph" style:parent-style-name="Standard">
      <style:text-properties style:font-name="Trebuchet MS" fo:font-size="14pt" officeooo:rsid="00014ab8" officeooo:paragraph-rsid="00014ab8" style:font-size-asian="14pt" style:font-size-complex="14pt"/>
    </style:style>
    <style:style style:name="P3" style:family="paragraph" style:parent-style-name="Standard">
      <style:text-properties style:font-name="Verdana" fo:font-size="14pt" officeooo:rsid="00014ab8" officeooo:paragraph-rsid="00014ab8" style:font-size-asian="14pt" style:font-size-complex="14pt"/>
    </style:style>
    <style:style style:name="P4" style:family="paragraph" style:parent-style-name="Standard">
      <style:text-properties style:font-name="Verdana" fo:font-size="14pt" officeooo:rsid="00029ac1" officeooo:paragraph-rsid="00029ac1" style:font-size-asian="14pt" style:font-size-complex="14pt"/>
    </style:style>
    <style:style style:name="P5" style:family="paragraph" style:parent-style-name="Standard">
      <style:text-properties style:font-name="Verdana" fo:font-size="14pt" officeooo:rsid="0003ba4d" officeooo:paragraph-rsid="0003ba4d" style:font-size-asian="14pt" style:font-size-complex="14pt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29ac1"/>
    </style:style>
    <style:style style:name="T3" style:family="text">
      <style:text-properties fo:language="fr" fo:country="FR" officeooo:rsid="0003ba4d"/>
    </style:style>
    <style:style style:name="T4" style:family="text">
      <style:text-properties fo:language="fr" fo:country="FR" officeooo:rsid="00048ccd"/>
    </style:style>
    <style:style style:name="T5" style:family="text">
      <style:text-properties style:font-name="Verdana"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lug-in de vote :</text:span></text:p>
      <text:p text:style-name="P3"><text:span text:style-name="T1"/></text:p>
      <text:p text:style-name="P3"><text:span text:style-name="T1"/></text:p>
      <text:p text:style-name="P3"><text:span text:style-name="T1">- Système</text:span> <text:span text:style-name="T1">de vote </text:span><text:span text:style-name="T3">lié</text:span><text:span text:style-name="T1"> a l’album. (Un titre sera forcement dépendant d’un album →</text:span><text:span text:style-name="T4"> Création d’un album X au besoin</text:span><text:span text:style-name="T1">).</text:span></text:p>
      <text:p text:style-name="P3"><text:span text:style-name="T1">- Une personne doit s’inscrire pour voter.</text:span></text:p>
      <text:p text:style-name="P2"><text:span text:style-name="T5">- Il y a 6 cat</text:span><text:span text:style-name="T1">égories différentes.</text:span></text:p>
      <text:p text:style-name="P3"><text:span text:style-name="T1">- Chaque vote remporte 1 point.</text:span></text:p>
      <text:p text:style-name="P3"><text:span text:style-name="T1">- Chaque inscrit peut voter 3 fois dans chaque catégorie.</text:span></text:p>
      <text:p text:style-name="P3"><text:span text:style-name="T1">- </text:span><text:span text:style-name="T2">Un classement par catégorie.</text:span></text:p>
      <text:p text:style-name="P4"><text:span text:style-name="T1">- Un classement général </text:span><text:span text:style-name="T3">toute catégorie confondu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1">Possibilités future :</text:span></text:p>
      <text:p text:style-name="P5"><text:span text:style-name="T1"/></text:p>
      <text:p text:style-name="P5"><text:span text:style-name="T1">- Modification du vote.</text:span></text:p>
      <text:p text:style-name="P5"><text:span text:style-name="T1">- Vote du meilleur clip.</text:span></text:p>
      <text:p text:style-name="P5"><text:span text:style-name="T1"/></text:p>
      <text:p text:style-name="P5"><text:span text:style-name="T1"/></text:p>
      <text:p text:style-name="P4"><text:span text:style-name="T1"/></text:p>
      <text:p text:style-name="P4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2-04T15:26:16.736000000</dc:date>
    <meta:editing-duration>PT18M23S</meta:editing-duration>
    <meta:editing-cycles>3</meta:editing-cycles>
    <meta:document-statistic meta:table-count="0" meta:image-count="0" meta:object-count="0" meta:page-count="1" meta:paragraph-count="11" meta:word-count="79" meta:character-count="442" meta:non-whitespace-character-count="374"/>
  </office:meta>
</office:document-meta>
</file>